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Sans Unicode" svg:font-family="'Lucida Sans Unico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a9a4" officeooo:paragraph-rsid="001ba9a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a9a4" officeooo:paragraph-rsid="001ba9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a9a4" officeooo:paragraph-rsid="001ba9a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ba9a4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7e222" officeooo:paragraph-rsid="001d10b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fc0a" officeooo:paragraph-rsid="001d10b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e222" officeooo:paragraph-rsid="001d10b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10bb" officeooo:paragraph-rsid="001d10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9f61" officeooo:paragraph-rsid="001e9f6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9f61" officeooo:paragraph-rsid="001f703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10fd7" officeooo:paragraph-rsid="00210fd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210fd7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6fc0a" officeooo:paragraph-rsid="001d10b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fc0a" officeooo:paragraph-rsid="00210fd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0fd7" officeooo:paragraph-rsid="00210fd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tyle="italic" fo:font-weight="bold" officeooo:paragraph-rsid="00210fd7" style:font-style-asian="italic" style:font-style-complex="italic"/>
    </style:style>
    <style:style style:name="P17" style:family="paragraph" style:parent-style-name="Standard" style:list-style-name="L7">
      <style:paragraph-properties fo:text-align="start" style:justify-single-word="false"/>
      <style:text-properties officeooo:rsid="00210fd7" officeooo:paragraph-rsid="00210fd7"/>
    </style:style>
    <style:style style:name="P18" style:family="paragraph" style:parent-style-name="Standard" style:list-style-name="L7">
      <style:paragraph-properties fo:text-align="start" style:justify-single-word="false"/>
      <style:text-properties officeooo:rsid="0022e3fb" officeooo:paragraph-rsid="0022e3fb"/>
    </style:style>
    <style:style style:name="P19" style:family="paragraph" style:parent-style-name="Standard" style:list-style-name="L7">
      <style:paragraph-properties fo:text-align="start" style:justify-single-word="false"/>
      <style:text-properties officeooo:rsid="0022e3fb" officeooo:paragraph-rsid="0026420d"/>
    </style:style>
    <style:style style:name="P20" style:family="paragraph" style:parent-style-name="Standard">
      <style:paragraph-properties fo:text-align="start" style:justify-single-word="false"/>
      <style:text-properties officeooo:rsid="0022e3fb" officeooo:paragraph-rsid="0022e3fb"/>
    </style:style>
    <style:style style:name="P21" style:family="paragraph" style:parent-style-name="Standard" style:list-style-name="L7">
      <style:paragraph-properties fo:text-align="start" style:justify-single-word="false"/>
      <style:text-properties officeooo:rsid="0024939c" officeooo:paragraph-rsid="0024939c"/>
    </style:style>
    <style:style style:name="P22" style:family="paragraph" style:parent-style-name="Standard" style:list-style-name="L7">
      <style:paragraph-properties fo:text-align="start" style:justify-single-word="false"/>
      <style:text-properties fo:font-style="normal" officeooo:rsid="0024939c" officeooo:paragraph-rsid="0024939c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24939c" officeooo:paragraph-rsid="0024939c" style:font-style-asian="normal" style:font-style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style="normal" officeooo:rsid="0026420d" officeooo:paragraph-rsid="0026420d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26420d" officeooo:paragraph-rsid="0026420d" style:font-style-asian="normal" style:font-style-complex="normal"/>
    </style:style>
    <style:style style:name="P2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fo:font-style="normal" officeooo:rsid="0026420d" officeooo:paragraph-rsid="0026420d" style:font-style-asian="normal" style:font-style-complex="normal"/>
    </style:style>
    <style:style style:name="P27" style:family="paragraph" style:parent-style-name="Text_20_body">
      <style:text-properties officeooo:paragraph-rsid="00210fd7"/>
    </style:style>
    <style:style style:name="T1" style:family="text">
      <style:text-properties style:text-underline-style="none" fo:font-weight="normal" officeooo:rsid="001ba9a4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e222" style:font-weight-asian="normal" style:font-weight-complex="normal"/>
    </style:style>
    <style:style style:name="T4" style:family="text">
      <style:text-properties fo:font-weight="normal" officeooo:rsid="001f7030" style:font-weight-asian="normal" style:font-weight-complex="normal"/>
    </style:style>
    <style:style style:name="T5" style:family="text">
      <style:text-properties fo:font-weight="normal" officeooo:rsid="00210fd7" style:font-weight-asian="normal" style:font-weight-complex="normal"/>
    </style:style>
    <style:style style:name="T6" style:family="text">
      <style:text-properties fo:font-weight="normal" officeooo:rsid="0024939c" style:font-weight-asian="normal" style:font-weight-complex="normal"/>
    </style:style>
    <style:style style:name="T7" style:family="text">
      <style:text-properties fo:font-weight="normal" officeooo:rsid="0026420d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10fd7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0fd7" style:font-weight-asian="bold" style:font-weight-complex="bold"/>
    </style:style>
    <style:style style:name="T12" style:family="text">
      <style:text-properties officeooo:rsid="00210fd7"/>
    </style:style>
    <style:style style:name="T13" style:family="text">
      <style:text-properties fo:font-variant="normal" fo:text-transform="none" fo:color="#000000" style:font-name="Liberation Serif" fo:font-size="12pt" fo:letter-spacing="normal" fo:font-style="italic" fo:font-weight="normal" officeooo:rsid="00210fd7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fo:font-size="12pt" fo:letter-spacing="normal" fo:font-weight="normal" officeooo:rsid="00210fd7" style:font-weight-asian="bold" style:font-weight-complex="bold"/>
    </style:style>
    <style:style style:name="T15" style:family="text">
      <style:text-properties officeooo:rsid="00210fd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4cm" fo:text-indent="-0.635cm" fo:margin-left="8.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75cm" fo:text-indent="-0.635cm" fo:margin-left="9.2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1cm" fo:text-indent="-0.635cm" fo:margin-left="9.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2005</text:p>
      <text:p text:style-name="P1">Operating Systems</text:p>
      <text:p text:style-name="P1">Review 2</text:p>
      <text:p text:style-name="P1"/>
      <text:p text:style-name="P1"/>
      <text:p text:style-name="P2">Details:</text:p>
      <text:p text:style-name="P3"/>
      <text:p text:style-name="P3">Faculty: Prof. Selvakumar K</text:p>
      <text:p text:style-name="P3">Slot: L55 + L56</text:p>
      <text:p text:style-name="P3">Team Members: 1. Swati Sanghvi – 17BCE2037</text:p>
      <text:p text:style-name="P4"><text:span text:style-name="T1"><text:tab/><text:tab/> <text:s text:c="3"/>2. Abhisu Jain – 17BCE0777</text:span></text:p>
      <text:p text:style-name="P4"><text:span text:style-name="T1"><text:tab/><text:tab/> <text:s text:c="3"/>3. Sameeran Bandishti - 17BCE0267</text:span></text:p>
      <text:p text:style-name="P3"/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>Project Title</text:span> : Expect-Lite Program</text:p>
      <text:p text:style-name="P3"/>
      <text:p text:style-name="P6">Abstract:</text:p>
      <text:p text:style-name="P6"><text:tab/></text:p>
      <text:p text:style-name="P6"><text:tab/><text:span text:style-name="T2">A command to create custom command line commands that can be webbed together to create a personalized command line interface. The command will allow users to automate tasks and chain existing commands </text:span><text:span text:style-name="T3">using bash scripts </text:span><text:span text:style-name="T2">which can be executed by a single word. We will also be creating a customized command line interface to exhibit the capabilities of this project.</text:span></text:p>
      <text:p text:style-name="P13"/>
      <text:p text:style-name="P7">Keywords:</text:p>
      <text:p text:style-name="P7"/>
      <text:p text:style-name="P7"><text:tab/><text:span text:style-name="T2">Command Line Interface, Expect-Lite, Bash scripts, Task automation, custom commands</text:span></text:p>
      <text:p text:style-name="P7"><text:span text:style-name="T2"/></text:p>
      <text:p text:style-name="P8">Introduction:</text:p>
      <text:p text:style-name="P9"><text:tab/></text:p>
      <text:p text:style-name="P9"><text:tab/><text:span text:style-name="T2">A lot of the terminal commands that we use are chained. Meaning, to acheive a particular output, we go through typing a few seperate commands that could very well be combined into a single command. Effectivly automating tasks for the user. </text:span></text:p>
      <text:p text:style-name="P9"><text:span text:style-name="T2"/></text:p>
      <text:p text:style-name="P10"><text:span text:style-name="T2">For example:</text:span></text:p>
      <text:p text:style-name="P10"><text:span text:style-name="T2"><text:tab/> When using a python IDE such as pycharm,</text:span><text:span text:style-name="T4"> it is recommended to use a virtual environment to prevent errors due to pycharm’s updates. Every time pycharm is opened, the user has to manually create a new environment. Also, if the project files are present on a storage medium that hasen’t been mounted yet, the disk needs to be mounted and pycharm has to be given access to the mounted disk.</text:span></text:p>
      <text:p text:style-name="P9"><text:span text:style-name="T4"><text:tab/>The complete process specified above can be automated and linked to a single command.</text:span></text:p>
      <text:p text:style-name="P9"><text:span text:style-name="T4"/></text:p>
      <text:p text:style-name="P9"><text:span text:style-name="T4"><text:tab/>The major issue with creating said commands is that the process is fairly complex and the aim of this project is to reduce that complexity </text:span><text:span text:style-name="T5">by effectivly automating the task of automating tasks.</text:span></text:p>
      <text:p text:style-name="P9"><text:span text:style-name="T5"/></text:p>
      <text:p text:style-name="P11"/>
      <text:p text:style-name="P11"/>
      <text:p text:style-name="P11"/>
      <text:p text:style-name="P11"/>
      <text:p text:style-name="P11"/>
      <text:p text:style-name="P11"><text:soft-page-break/>Related Works:</text:p>
      <text:p text:style-name="P11"><text:tab/></text:p>
      <text:p text:style-name="P11"><text:tab/><text:span text:style-name="T2">We have borrowed the aim of this project from </text:span>Expect-Lite<text:span text:style-name="T2">. </text:span></text:p>
      <text:p text:style-name="P11"/>
      <text:p text:style-name="P12"><text:span text:style-name="T15"><text:tab/>“</text:span><text:span text:style-name="T9">E</text:span><text:span text:style-name="T13">xpect-lite is a mature, quick and easy command line automation tool.</text:span></text:p>
      <text:p text:style-name="P16"><text:span text:style-name="T14">Written in expect, it is designed to directly map an interactive terminal session into an automation script. expect-lite scripts use special character(s) at the beginning of each line to indicate the action. Basic expect-lite scripts can be created by simply cutting and pasting text from a terminal window into a script, and adding '&gt;' '&lt;' characters. No knowledge of expect is required!”</text:span></text:p>
      <text:p text:style-name="P16"><text:span text:style-name="T14"/></text:p>
      <text:p text:style-name="P27"><text:span text:style-name="T12">Unilike </text:span><text:span text:style-name="T11">Expect-Lite</text:span><text:span text:style-name="T5">, our project will not use ‘expect’ language. Also, the user will be asked to code the bash scripts on a text editor instead of copying and pasting the terminal commands. </text:span><text:line-break/></text:p>
      <text:p text:style-name="P14"><text:span text:style-name="T11"/></text:p>
      <text:p text:style-name="P14"><text:span text:style-name="T11"/></text:p>
      <text:p text:style-name="P14"><text:span text:style-name="T11">Algorithm:</text:span></text:p>
      <text:p text:style-name="P14"><text:span text:style-name="T11"/></text:p>
      <text:p text:style-name="P15"><text:s/>The following is the algorithm to create a user-defined terminal command :</text:p>
      <text:p text:style-name="P15"/>
      <text:list xml:id="list2397764479" text:style-name="L7">
        <text:list-item>
          <text:p text:style-name="P17"><text:span text:style-name="T2">Start</text:span></text:p>
        </text:list-item>
        <text:list-item>
          <text:p text:style-name="P18"><text:span text:style-name="T2">Open text editor</text:span></text:p>
        </text:list-item>
        <text:list-item>
          <text:p text:style-name="P18"><text:span text:style-name="T6">C</text:span><text:span text:style-name="T2">ode the desired bash script</text:span></text:p>
        </text:list-item>
        <text:list-item>
          <text:p text:style-name="P19"><text:span text:style-name="T6">S</text:span><text:span text:style-name="T2">ave it </text:span></text:p>
        </text:list-item>
        <text:list-item>
          <text:p text:style-name="P19"><text:span text:style-name="T7">Ensure that the user has full access to the </text:span><text:span text:style-name="T2">location </text:span><text:span text:style-name="T7">at</text:span><text:span text:style-name="T2"> which the </text:span><text:span text:style-name="T7">file is saved</text:span></text:p>
        </text:list-item>
        <text:list-item>
          <text:p text:style-name="P18"><text:span text:style-name="T7">Ensure t</text:span><text:span text:style-name="T2">hat n</text:span><text:span text:style-name="T7">a</text:span><text:span text:style-name="T2">me </text:span><text:span text:style-name="T7">of the file is the same </text:span><text:span text:style-name="T2">that you want your command to be</text:span></text:p>
        </text:list-item>
        <text:list-item>
          <text:p text:style-name="P18"><text:span text:style-name="T6">O</text:span><text:span text:style-name="T2">pen the properites of the text file and make it executable</text:span></text:p>
        </text:list-item>
        <text:list-item>
          <text:p text:style-name="P21"><text:span text:style-name="T2">Get root permissions </text:span><text:span text:style-name="T7">on the terminal</text:span></text:p>
        </text:list-item>
        <text:list-item>
          <text:p text:style-name="P18"><text:span text:style-name="T7">Use mv command on the terminal to m</text:span><text:span text:style-name="T2">ove this file to </text:span><text:span text:style-name="T8">/usr/bin</text:span></text:p>
        </text:list-item>
        <text:list-item>
          <text:p text:style-name="P24"><text:span text:style-name="T2"><text:s/>Close the current terminal window and open a new one </text:span></text:p>
        </text:list-item>
        <text:list-item>
          <text:p text:style-name="P22"><text:span text:style-name="T2">Stop</text:span></text:p>
        </text:list-item>
      </text:list>
      <text:p text:style-name="P23"><text:span text:style-name="T2"/></text:p>
      <text:p text:style-name="P25"><text:span text:style-name="T2">The following is the algorithm of the proposed terminal command:</text:span></text:p>
      <text:p text:style-name="P25"><text:span text:style-name="T2"/></text:p>
      <text:list xml:id="list3993761667" text:style-name="L8">
        <text:list-item>
          <text:p text:style-name="P26"><text:span text:style-name="T2">Start</text:span></text:p>
        </text:list-item>
        <text:list-item>
          <text:p text:style-name="P26"><text:span text:style-name="T2">Wait for command to be called</text:span></text:p>
        </text:list-item>
        <text:list-item>
          <text:p text:style-name="P26"><text:span text:style-name="T2">Ask user for command name</text:span></text:p>
        </text:list-item>
        <text:list-item>
          <text:p text:style-name="P26"><text:span text:style-name="T2">Open text editor and allow user to code the bash script</text:span></text:p>
        </text:list-item>
        <text:list-item>
          <text:p text:style-name="P26"><text:span text:style-name="T2">Save the code with the entered command name /tmp directory</text:span></text:p>
        </text:list-item>
        <text:list-item>
          <text:p text:style-name="P26"><text:span text:style-name="T2">Run the bash script to ensure there is no error</text:span></text:p>
        </text:list-item>
        <text:list-item>
          <text:p text:style-name="P26"><text:span text:style-name="T2">Change the permissions of the file and make it executable</text:span></text:p>
        </text:list-item>
        <text:list-item>
          <text:p text:style-name="P26"><text:span text:style-name="T2">Move the file to </text:span><text:span text:style-name="T8">usr/bin</text:span></text:p>
        </text:list-item>
        <text:list-item>
          <text:p text:style-name="P26"><text:span text:style-name="T2">Close the current terminal window and open a new one</text:span></text:p>
        </text:list-item>
        <text:list-item>
          <text:p text:style-name="P26"><text:span text:style-name="T2">Stop</text:span></text:p>
        </text:list-item>
      </text:list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14"><text:span text:style-name="T11"/></text:p>
      <text:p text:style-name="P14"><text:span text:style-name="T11"/></text:p>
      <text:p text:style-name="P14"><text:tab/></text:p>
      <text:p text:style-name="P13"/>
      <text:p text:style-name="P13"><text:soft-page-break/></text:p>
      <text:p text:style-name="P7">References: </text:p>
      <text:p text:style-name="P7"><text:tab/></text:p>
      <text:p text:style-name="P7"><text:tab/> <text:span text:style-name="T8">https://</text:span><text:a xlink:type="simple" xlink:href="http://www.geeksforgeeks.org/" text:style-name="Internet_20_link" text:visited-style-name="Visited_20_Internet_20_Link"><text:span text:style-name="T8">www.geeksforgeeks.org/</text:span></text:a></text:p>
      <text:p text:style-name="P5"><text:tab/> https://expect-lite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Sans Unicode" svg:font-family="'Lucida Sans Unico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1:35:17.379538380</meta:creation-date>
    <dc:date>2018-10-08T23:46:31.909535789</dc:date>
    <meta:editing-duration>PT57M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57" meta:word-count="583" meta:character-count="3417" meta:non-whitespace-character-count="2866"/>
  </office:meta>
</office:document-meta>
</file>